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5">
            <text:p>25</text:p>
          </table:table-cell>
          <table:table-cell table:style-name="ce7" office:value-type="float" office:value="27.5">
            <text:p>27,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8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8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8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1.5">
            <text:p>11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8" office:value-type="string">
            <text:p>11/04/2016: estilo geoserver (1 hora) formatear datos bd (2 horas)</text:p>
          </table:table-cell>
          <table:table-cell table:style-name="ce8" office:value-type="string">
            <text:p>13/04/2016: desarrollo (1 hora)</text:p>
            <text:p>14/04/2016: documentación (0,5 horas)</text:p>
          </table:table-cell>
          <table:table-cell table:style-name="ce8" office:value-type="string">
            <text:p>11/04/2016: implementación de repositorio (0,5 horas) 12/04/2016: configuración y conexión bd (4 horas) 13/04/2016: implementación de repositorio (1 hora) 14/04/2016: redactar presentación power point (1 hora)</text:p>
          </table:table-cell>
          <table:table-cell table:style-name="ce8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43.5">
            <text:p>43,5</text:p>
          </table:table-cell>
          <table:table-cell table:style-name="ce6" table:formula="of:=SUM([.C4];[.C7];[.C10];[.C13];[.C16];[.C19])" office:value-type="float" office:value="38.5">
            <text:p>38,5</text:p>
          </table:table-cell>
          <table:table-cell table:style-name="ce6" table:formula="of:=SUM([.D4];[.D7];[.D10];[.D13];[.D16];[.D19])" office:value-type="float" office:value="50">
            <text:p>50</text:p>
          </table:table-cell>
          <table:table-cell table:style-name="ce6" table:formula="of:=SUM([.E4];[.E7];[.E10];[.E13];[.E16];[.E19])" office:value-type="float" office:value="34">
            <text:p>34</text:p>
          </table:table-cell>
          <table:table-cell table:style-name="ce6" table:formula="of:=SUM([.F4];[.F7];[.F10];[.F13];[.F16];[.F19])" office:value-type="float" office:value="27.5">
            <text:p>27,5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/04/2016</text:date>, <text:time>23:2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14T23:20:27.22</dc:date>
    <meta:editing-cycles>42</meta:editing-cycles>
    <meta:editing-duration>PT00H59M58S</meta:editing-duration>
    <meta:document-statistic meta:table-count="2" meta:cell-count="111" meta:object-count="0"/>
  </office:meta>
</office:document-meta>
</file>